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Comic Neue" svg:font-family="'Comic Neue'" style:font-pitch="variable"/>
    <style:font-face style:name="Comic Neue Angular" svg:font-family="'Comic Neue An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Arial" officeooo:rsid="000832cc" officeooo:paragraph-rsid="000832cc"/>
    </style:style>
    <style:style style:name="P2" style:family="paragraph" style:parent-style-name="Text_20_body">
      <style:text-properties style:font-name="Arial" officeooo:paragraph-rsid="000832cc"/>
    </style:style>
    <style:style style:name="P3" style:family="paragraph" style:parent-style-name="Text_20_body" style:list-style-name="L1">
      <style:text-properties style:font-name="Arial" officeooo:rsid="000832cc" officeooo:paragraph-rsid="000832cc"/>
    </style:style>
    <style:style style:name="P4" style:family="paragraph" style:parent-style-name="Text_20_body">
      <style:text-properties style:font-name="Arial" officeooo:rsid="000832cc" officeooo:paragraph-rsid="000832cc"/>
    </style:style>
    <style:style style:name="P5" style:family="paragraph" style:parent-style-name="Text_20_body" style:list-style-name="L1">
      <style:text-properties style:font-name="Arial" officeooo:rsid="0009ab2e" officeooo:paragraph-rsid="0009ab2e"/>
    </style:style>
    <style:style style:name="P6" style:family="paragraph" style:parent-style-name="Text_20_body" style:list-style-name="L1">
      <style:text-properties style:font-name="Arial" officeooo:rsid="000d7f6b" officeooo:paragraph-rsid="000d7f6b"/>
    </style:style>
    <style:style style:name="P7" style:family="paragraph" style:parent-style-name="Text_20_body" style:list-style-name="L1">
      <style:text-properties style:font-name="Arial" officeooo:rsid="000d7f6b" officeooo:paragraph-rsid="00133cb2"/>
    </style:style>
    <style:style style:name="P8" style:family="paragraph" style:parent-style-name="Text_20_body" style:list-style-name="L1">
      <style:text-properties style:font-name="Arial" officeooo:rsid="000db550" officeooo:paragraph-rsid="000db550"/>
    </style:style>
    <style:style style:name="P9" style:family="paragraph" style:parent-style-name="Text_20_body" style:list-style-name="L1">
      <style:text-properties style:font-name="Arial" officeooo:rsid="000e0ae7" officeooo:paragraph-rsid="000e0ae7"/>
    </style:style>
    <style:style style:name="P10" style:family="paragraph" style:parent-style-name="Text_20_body" style:list-style-name="L1">
      <style:text-properties style:font-name="Arial" officeooo:rsid="000f6cb1" officeooo:paragraph-rsid="000f6cb1"/>
    </style:style>
    <style:style style:name="P11" style:family="paragraph" style:parent-style-name="Text_20_body" style:list-style-name="L1">
      <style:text-properties style:font-name="Arial" officeooo:rsid="00106363" officeooo:paragraph-rsid="00106363"/>
    </style:style>
    <style:style style:name="P12" style:family="paragraph" style:parent-style-name="Numbering_20_1" style:list-style-name="L1">
      <style:text-properties style:font-name="Arial"/>
    </style:style>
    <style:style style:name="T1" style:family="text">
      <style:text-properties officeooo:rsid="0009ab2e"/>
    </style:style>
    <style:style style:name="T2" style:family="text">
      <style:text-properties officeooo:rsid="000cfa8e"/>
    </style:style>
    <style:style style:name="T3" style:family="text">
      <style:text-properties officeooo:rsid="000db550"/>
    </style:style>
    <style:style style:name="T4" style:family="text">
      <style:text-properties officeooo:rsid="000e0ae7"/>
    </style:style>
    <style:style style:name="T5" style:family="text">
      <style:text-properties officeooo:rsid="000f6cb1"/>
    </style:style>
    <style:style style:name="T6" style:family="text">
      <style:text-properties officeooo:rsid="00133cb2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isällysluettelo</text:h>
      <text:p text:style-name="P2"/>
      <text:list xml:id="list2899533158390690781" text:style-name="L1">
        <text:list-item>
          <text:p text:style-name="P3">Esipuhe</text:p>
          <text:list>
            <text:list-item>
              <text:p text:style-name="P11">Kurssitavoitteet</text:p>
            </text:list-item>
            <text:list-item>
              <text:p text:style-name="P11">Lähtökohdat</text:p>
            </text:list-item>
          </text:list>
          <text:p text:style-name="P3"/>
        </text:list-item>
        <text:list-item>
          <text:p text:style-name="P3">Oliopohjainen shakkiengine <text:span text:style-name="T2">(core)</text:span></text:p>
          <text:list>
            <text:list-item>
              <text:p text:style-name="P12">Katsaus arkkitehtuuriin</text:p>
            </text:list-item>
            <text:list-item>
              <text:p text:style-name="P3">Luokkakuvau<text:span text:style-name="T1">kset</text:span></text:p>
              <text:list>
                <text:list-item>
                  <text:p text:style-name="P5">Luokkien väliset yhteydet</text:p>
                </text:list-item>
                <text:list-item>
                  <text:p text:style-name="P3">Luokkakaavio</text:p>
                </text:list-item>
              </text:list>
            </text:list-item>
            <text:list-item>
              <text:p text:style-name="P3">Linkitettyjen listojen hyödyntäminen</text:p>
            </text:list-item>
            <text:list-item>
              <text:p text:style-name="P5">Toteutuksen rajoitteet sekä hyödyt</text:p>
            </text:list-item>
          </text:list>
        </text:list-item>
      </text:list>
      <text:p text:style-name="P4"/>
      <text:list xml:id="list120215859403737" text:continue-numbering="true" text:style-name="L1">
        <text:list-item>
          <text:p text:style-name="P3">QT5-käyttöliittymä (<text:span text:style-name="T2">client-side</text:span>)</text:p>
          <text:list>
            <text:list-item>
              <text:p text:style-name="P3">Rakenne</text:p>
              <text:list>
                <text:list-item>
                  <text:p text:style-name="P5">Yleisesti toteutuksesta</text:p>
                </text:list-item>
                <text:list-item>
                  <text:p text:style-name="P3">Signaalikaavio</text:p>
                </text:list-item>
              </text:list>
            </text:list-item>
            <text:list-item>
              <text:p text:style-name="P3">Yhteydenhallinta</text:p>
              <text:list>
                <text:list-item>
                  <text:p text:style-name="P3">TCP-protokollasta yleisesti</text:p>
                </text:list-item>
                <text:list-item>
                  <text:p text:style-name="P3"><text:span text:style-name="T6">Kuvio 3: </text:span>Verkkoprotokollakaavio</text:p>
                </text:list-item>
              </text:list>
            </text:list-item>
            <text:list-item>
              <text:p text:style-name="P3">Virhetilanteiden hallinta</text:p>
            </text:list-item>
            <text:list-item>
              <text:p text:style-name="P3">Käyttötavat (User stor<text:span text:style-name="T2">ies)</text:span></text:p>
              <text:list>
                <text:list-header>
                  <text:p text:style-name="P3"/>
                </text:list-header>
              </text:list>
            </text:list-item>
          </text:list>
        </text:list-item>
        <text:list-item>
          <text:p text:style-name="P3">Java(EE)-palvelinpääte</text:p>
          <text:list>
            <text:list-item>
              <text:p text:style-name="P3">Palvelimen toiminta yleise<text:span text:style-name="T3">llä tasolla</text:span></text:p>
              <text:list>
                <text:list-item>
                  <text:p text:style-name="P8">Palvelimen toimintakaavio</text:p>
                </text:list-item>
              </text:list>
            </text:list-item>
            <text:list-item>
              <text:p text:style-name="P6">Kantaoperaatioiden hallinta</text:p>
            </text:list-item>
            <text:list-item>
              <text:p text:style-name="P6">Yhteyksienhallinta</text:p>
              <text:list>
                <text:list-item>
                  <text:p text:style-name="P6">Keskustelun eteneminen</text:p>
                </text:list-item>
                <text:list-item>
                  <text:p text:style-name="P7"><text:soft-page-break/>Kuunteluprosessikaavio <text:span text:style-name="T3">(palvelin)</text:span></text:p>
                </text:list-item>
              </text:list>
            </text:list-item>
            <text:list-item>
              <text:p text:style-name="P8">UI-toteutus (JSF)</text:p>
              <text:list>
                <text:list-item>
                  <text:p text:style-name="P8">Toiminta <text:span text:style-name="T5">lyhyehkösti</text:span></text:p>
                </text:list-item>
                <text:list-item>
                  <text:p text:style-name="P10">JSF-kaavio</text:p>
                  <text:p text:style-name="P8"/>
                </text:list-item>
              </text:list>
            </text:list-item>
          </text:list>
        </text:list-item>
        <text:list-item>
          <text:p text:style-name="P8">Yhteenveto ja loppusanat</text:p>
          <text:list>
            <text:list-item>
              <text:p text:style-name="P9">Kurssitavoitteiden saavuttamisarvio</text:p>
            </text:list-item>
            <text:list-item>
              <text:p text:style-name="P8"><text:span text:style-name="T4">Yleinen a</text:span>rvio projektin onnistuneisuudesta</text:p>
            </text:list-item>
            <text:list-item>
              <text:p text:style-name="P11">Projektiryhmän toimivuus</text:p>
            </text:list-item>
          </text:list>
          <text:p text:style-name="P3"/>
        </text:list-item>
        <text:list-item>
          <text:p text:style-name="P3">Liitteet</text:p>
          <text:list>
            <text:list-item>
              <text:p text:style-name="P5">Luokkakaavio(core)</text:p>
            </text:list-item>
            <text:list-item>
              <text:p text:style-name="P5">Signaalikaavio</text:p>
            </text:list-item>
            <text:list-item>
              <text:p text:style-name="P8">Verkkoprotokollakaavio</text:p>
            </text:list-item>
            <text:list-item>
              <text:p text:style-name="P8">Palvelimen toimintakaavio</text:p>
            </text:list-item>
            <text:list-item>
              <text:p text:style-name="P8">Kuunteluprosessikaavio (palvelin)</text:p>
            </text:list-item>
            <text:list-item>
              <text:p text:style-name="P10">JSF-kaavi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Comic Neue" svg:font-family="'Comic Neue'" style:font-pitch="variable"/>
    <style:font-face style:name="Comic Neue Angular" svg:font-family="'Comic Neue An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0:10:47.496602550</meta:creation-date>
    <dc:date>2014-12-04T12:02:15.366423661</dc:date>
    <meta:editing-duration>PT28M40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2" meta:paragraph-count="41" meta:word-count="117" meta:character-count="1125" meta:non-whitespace-character-count="1009"/>
  </office:meta>
</office:document-meta>
</file>